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inleitung</text:p>
      <text:p text:style-name="P2"/>
      <text:p text:style-name="P1">Viele Prozesse in den Naturwissenschaften, wie Biologie, Chemie und Physik, aber auch der Medizin, Technik und Wirtschaft lassen sich auf partielle Differentialgleichungen (PDG) zurückführen. Aus diesem Grund ist das Interesse an ihnen sehr groß. Solche Gleichungen zu lösen ist allerdings nicht immer möglich, oder sehr aufwendig.</text:p>
      <text:p text:style-name="P1">Eine der bekanntesten PDGs ist die Poisson-Gleichung – eine elliptische partielle Differentialgleichung zweiter Ordnung. Sie wurde vom Mathematiker und Physik Simeon Denis Poisson aufgestellt und findet vor Allem in der Physik Anwendung, da sie dem elektrostatischem Potential und dem Gravitationspotential genügt.</text:p>
      <text:p text:style-name="P1">Methoden aus der numerischen Mathematik ermöglichen uns das Lösen von partiellen Differentialgleichungen mittels computerbasierten Algorithmen. Hierbei wird jedoch nicht das Ergebnis direkt ausgerechnet, sondern versucht eine exakte Lösung zu approximieren. Diese Approximationen werden mittels Computerprogrammen realisiert und aus diesem Grund ist ein effizientes, numerisch stabiles Verfahren unabdingbar. Im folgenden werden wir zwei Methoden kennen lernen, die genau diese Kriterien erfüllen.</text:p>
      <text:p text:style-name="P1">Um nun die Lösung einer partiellen Differentialgleichung bestimmen zu können, müssen wir uns im Vorfeld Gedanken darüber machen, wie wir diese am besten erhalten. Eine der zentralen Methoden der Numerik sind Finite Differenzen. Hierbei führen wir die PDG, die auf einem gewissen Gebiet definiert ist auf das Einheitsquadrat zurück, legen ein Gitter darüber und erhalten durch diese Diskretisierung ein lineares Gleichungssystem.</text:p>
      <text:p text:style-name="P1">Da für lineare Gleichungssysteme direkte Lösungsverfahren, wie beispielsweise der Gauß-Algorithmus, existieren, bekommen wir unter Maschinengenauigkeit ein exaktes Ergebnis für die PDG. Wir werden allerdings sehen, dass der Rechenaufwand für große Systeme ungünstig ist.</text:p>
      <text:p text:style-name="P1">Eine weitere Möglichkeit zur Lösung sind iterative Verfahren. Diese haben nicht nur den Vorteil, dass sie nun mit hohen Dimension (z.B. Einer 10^6x10^6-Matrix) kein Problem mehr haben, sondern auch wesentlich schneller gegen die exakte Approximation konvergieren.</text:p>
      <text:p text:style-name="P1">Da es eine Vielzahl an iterativen Lösungsverfahren gibt, werden wir uns hier auf das Verfahren der konjugierten Gradienten (mit Vorkonditionierung) und Mehrgittermethoden beschränken. Beide <text:soft-page-break/>Verfahren haben gewisse Vorzüge, die wir gegeneinander abwiegen und so einen Vergleich der Verfahren erhalten werden. Abschließend werden wir uns noch der Implementierung beider Verfahren widmen und ein konkretes Beispiel s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98in" fo:margin-bottom="0.7811in" fo:margin-left="1.3335in" fo:margin-right="1.43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3-12-21T16:20:56</meta:creation-date>
    <dc:date>2013-12-21T17:56:50</dc:date>
    <dc:creator>Michael </dc:creator>
    <meta:editing-duration>PT1H35M34S</meta:editing-duration>
    <meta:editing-cycles>9</meta:editing-cycles>
    <meta:generator>LibreOffice/3.5$Linux_x86 LibreOffice_project/350m1$Build-2</meta:generator>
    <meta:document-statistic meta:table-count="0" meta:image-count="0" meta:object-count="0" meta:page-count="2" meta:paragraph-count="8" meta:word-count="333" meta:character-count="2531" meta:non-whitespace-character-count="2206"/>
  </office:meta>
</office:document-meta>
</file>